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rsid="00187cac" officeooo:paragraph-rsid="00187cac"/>
    </style:style>
    <style:style style:name="P3" style:family="paragraph" style:parent-style-name="Text_20_body">
      <style:text-properties officeooo:rsid="000f2fc3" officeooo:paragraph-rsid="000f2fc3"/>
    </style:style>
    <style:style style:name="P4" style:family="paragraph" style:parent-style-name="Text_20_body" style:list-style-name="L1">
      <style:text-properties officeooo:rsid="000f2fc3" officeooo:paragraph-rsid="000f2fc3"/>
    </style:style>
    <style:style style:name="P5" style:family="paragraph" style:parent-style-name="Text_20_body">
      <style:paragraph-properties fo:text-align="justify" style:justify-single-word="false"/>
      <style:text-properties officeooo:paragraph-rsid="000f2fc3"/>
    </style:style>
    <style:style style:name="P6" style:family="paragraph" style:parent-style-name="Text_20_body">
      <style:paragraph-properties fo:text-align="justify" style:justify-single-word="false"/>
      <style:text-properties officeooo:paragraph-rsid="0016fa4b"/>
    </style:style>
    <style:style style:name="P7" style:family="paragraph" style:parent-style-name="Text_20_body">
      <style:text-properties officeooo:rsid="000fa752" officeooo:paragraph-rsid="000fa752"/>
    </style:style>
    <style:style style:name="P8" style:family="paragraph" style:parent-style-name="Text_20_body" style:list-style-name="L2">
      <style:text-properties officeooo:rsid="000fa752" officeooo:paragraph-rsid="000fa752"/>
    </style:style>
    <style:style style:name="P9" style:family="paragraph" style:parent-style-name="Text_20_body" style:list-style-name="L2">
      <style:text-properties fo:font-weight="bold" officeooo:rsid="000fa752" officeooo:paragraph-rsid="000fa752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officeooo:rsid="001234a2" officeooo:paragraph-rsid="001234a2"/>
    </style:style>
    <style:style style:name="P11" style:family="paragraph" style:parent-style-name="Text_20_body" style:list-style-name="L3">
      <style:paragraph-properties fo:text-align="justify" style:justify-single-word="false"/>
      <style:text-properties officeooo:rsid="001234a2" officeooo:paragraph-rsid="001234a2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rsid="0012c68e" officeooo:paragraph-rsid="0012c68e"/>
    </style:style>
    <style:style style:name="P13" style:family="paragraph" style:parent-style-name="Text_20_body">
      <style:paragraph-properties fo:text-align="justify" style:justify-single-word="false"/>
      <style:text-properties officeooo:rsid="0014b1c2" officeooo:paragraph-rsid="0014b1c2"/>
    </style:style>
    <style:style style:name="P14" style:family="paragraph" style:parent-style-name="Text_20_body" style:list-style-name="L4">
      <style:paragraph-properties fo:text-align="justify" style:justify-single-word="false"/>
      <style:text-properties officeooo:rsid="0014b1c2" officeooo:paragraph-rsid="0014b1c2"/>
    </style:style>
    <style:style style:name="P15" style:family="paragraph" style:parent-style-name="Text_20_body">
      <style:paragraph-properties fo:text-align="justify" style:justify-single-word="false"/>
      <style:text-properties officeooo:rsid="00181576" officeooo:paragraph-rsid="00181576"/>
    </style:style>
    <style:style style:name="P16" style:family="paragraph" style:parent-style-name="Text_20_body" style:list-style-name="L5">
      <style:paragraph-properties fo:text-align="justify" style:justify-single-word="false"/>
      <style:text-properties officeooo:rsid="00181576" officeooo:paragraph-rsid="00181576"/>
    </style:style>
    <style:style style:name="P17" style:family="paragraph" style:parent-style-name="Text_20_body">
      <style:paragraph-properties fo:text-align="justify" style:justify-single-word="false"/>
      <style:text-properties officeooo:rsid="00187cac" officeooo:paragraph-rsid="00187cac"/>
    </style:style>
    <style:style style:name="P18" style:family="paragraph" style:parent-style-name="Text_20_body">
      <style:paragraph-properties fo:text-align="justify" style:justify-single-word="false"/>
      <style:text-properties officeooo:rsid="00187cac" officeooo:paragraph-rsid="00191323"/>
    </style:style>
    <style:style style:name="T1" style:family="text">
      <style:text-properties officeooo:rsid="000f2f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officeooo:rsid="000fa75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13433"/>
    </style:style>
    <style:style style:name="T10" style:family="text">
      <style:text-properties style:text-underline-style="none" officeooo:rsid="00113433"/>
    </style:style>
    <style:style style:name="T11" style:family="text">
      <style:text-properties officeooo:rsid="0013e99b"/>
    </style:style>
    <style:style style:name="T12" style:family="text">
      <style:text-properties officeooo:rsid="0014b1c2"/>
    </style:style>
    <style:style style:name="T13" style:family="text">
      <style:text-properties officeooo:rsid="0016fa4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scrição do Problema – <text:span text:style-name="T1">Automação da compra de VR/VA</text:span></text:h>
      <text:p text:style-name="Text_20_body"/>
      <text:p text:style-name="P3">“Automatizar o processo mensal de compra de <text:span text:style-name="T8">VR (Vale Refeição)</text:span>, garantindo que cada <text:span text:style-name="T8">colaborador</text:span> receba o valor correto, considerando ausências, férias e datas de admissão ou desligamento e calendário de feriados.”</text:p>
      <text:p text:style-name="P3"/>
      <text:p text:style-name="P3">Descrição do Problema:</text:p>
      <text:list text:style-name="L1">
        <text:list-item>
          <text:p text:style-name="P4">Conferência de datas de início e fim do contrato no mês.</text:p>
        </text:list-item>
        <text:list-item>
          <text:p text:style-name="P4">Exclusão de colaboradores em férias (parcial ou integral por regra de sindicato).</text:p>
        </text:list-item>
        <text:list-item>
          <text:p text:style-name="P4">Ajustes para datas quebradas (ex.: admissões no meio do mês e desligamentos).</text:p>
        </text:list-item>
        <text:list-item>
          <text:p text:style-name="P4">Cálculo do número exato de dias a serem comprados para cada pessoa.</text:p>
        </text:list-item>
        <text:list-item>
          <text:p text:style-name="P4">Geração de um <text:span text:style-name="T2">layout </text:span><text:span text:style-name="T3">de compra a ser enviado para o </text:span><text:span text:style-name="T4">f</text:span><text:span text:style-name="T5">o</text:span><text:span text:style-name="T4">rnecedor</text:span><text:span text:style-name="T3">.</text:span></text:p>
        </text:list-item>
        <text:list-item>
          <text:p text:style-name="P4"><text:span text:style-name="T3">Considerar as regras vigentes decorrentes dos acordos coletivos de cada um dos </text:span><text:span text:style-name="T4">sindicatos</text:span><text:span text:style-name="T3">.</text:span></text:p>
        </text:list-item>
      </text:list>
      <text:p text:style-name="P3"><text:span text:style-name="T3"/></text:p>
      <text:p text:style-name="P7"><text:span text:style-name="T3">Requisitos do(s) Agente(s):</text:span></text:p>
      <text:list text:style-name="L2">
        <text:list-item>
          <text:p text:style-name="P8"><text:span text:style-name="T6">Base única consolidada</text:span><text:span text:style-name="T3">: Reunir e consolidar informações de 5 bases separadas em uma única base final para (Ativos, Férias, desligados, Base cadastral (admitidos do mês), Base sindicato x valor e Dias úteis por colaborador.</text:span></text:p>
        </text:list-item>
        <text:list-item>
          <text:p text:style-name="P9"><text:span text:style-name="T3">Tratamento de exclusões: </text:span><text:span text:style-name="T7">Remover da base final, todos os profissionais com cargo de diretores, estagiários e aprendizes, afastados em geral (ex.: licença maternidade), profissionais que atuam no exterior. Para isto se guiar pela matrícula nas planilhas.</text:span></text:p>
        </text:list-item>
        <text:list-item>
          <text:p text:style-name="P9"><text:span text:style-name="T3">Validar e corrigir: </text:span><text:span text:style-name="T7">datas inconsistentes ou “quebradas”, campos faltantes, férias mal preenchidas, feriados estaduais e municipais corretamente aplicados.</text:span></text:p>
        </text:list-item>
        <text:list-item>
          <text:p text:style-name="P9"><text:span text:style-name="T3">Cálculo automatizado do benefício: </text:span><text:span text:style-name="T7">Com base na planilha calcular automaticamente:</text:span></text:p>
          <text:list>
            <text:list-item>
              <text:p text:style-name="P9"><text:span text:style-name="T3">Quantidade dias úteis por colaborador </text:span><text:span text:style-name="T7">(considerando os dias úteis de cada sindicato, férias, afastamentos e data de desligamento)</text:span></text:p>
            </text:list-item>
            <text:list-item>
              <text:p text:style-name="P9"><text:span text:style-name="T3">Regra de desligamento: </text:span><text:span text:style-name="T7">Para desligamento se estiver como OK o comunicado de desligamento até dia 15, não considerar para pagamento. Se for informado depois do dia 15, a compra deve ser proporcional. Verificar se pela matrícula se é elegível ao benefício (vide base de tratamento de exclusões).</text:span></text:p>
            </text:list-item>
            <text:list-item>
              <text:p text:style-name="P9"><text:span text:style-name="T3">Valor total de Vale Refeição (VR) </text:span><text:span text:style-name="T7">a ser concedido para cada colaborador, de acordo com o valor de cada sindicato que o profissional está vinculado, gerando o cálculo, correto e vigente.</text:span></text:p>
            </text:list-item>
          </text:list>
        </text:list-item>
      </text:list>
      <text:p text:style-name="P3"><text:span text:style-name="T3"/></text:p>
      <text:p text:style-name="P3"><text:span text:style-name="T3"/></text:p>
      <text:p text:style-name="P7"><text:soft-page-break/>Descrição do minimundo:</text:p>
      <text:p text:style-name="P7"/>
      <text:p text:style-name="P7">Dado um conjunto de <text:span text:style-name="T9">colaboradores</text:span><text:span text:style-name="T10">, calcular a quantidade de dias úteis, <text:s/>regra de desligamento (?) e <text:s/>valor final do </text:span><text:span text:style-name="T9">Vale Refeição (VR)</text:span><text:span text:style-name="T10"> de cada </text:span><text:span text:style-name="T9">colaborador</text:span><text:span text:style-name="T10"> de um determinado mês, considerando nos cálculos as </text:span><text:span text:style-name="T9">regras de exclusões</text:span><text:span text:style-name="T10">, o cálculo exato de dias úteis de cada colaborador e as regras vigentes de acordos coletivos do </text:span><text:span text:style-name="T9">sindicato</text:span><text:span text:style-name="T10"> cujo colaborador está vinculado.</text:span></text:p>
      <text:p text:style-name="P5"/>
      <text:p text:style-name="P10">O cálculo de dias úteis de cada colaborador <text:span text:style-name="T12">em um determinado mês</text:span> está em função dos seguintes parâmetros:</text:p>
      <text:list text:style-name="L3">
        <text:list-item>
          <text:p text:style-name="P12">Data inicial de férias do colaborador no mês;</text:p>
        </text:list-item>
        <text:list-item>
          <text:p text:style-name="P12">Data final de férias do colaborador no mês;</text:p>
        </text:list-item>
        <text:list-item>
          <text:p text:style-name="P12">Data de admissão do colaborador no mês;</text:p>
        </text:list-item>
        <text:list-item>
          <text:p text:style-name="P12">Data de desligamento do colaborador no mês <text:span text:style-name="T11">(regra de desligamento)</text:span>;</text:p>
        </text:list-item>
        <text:list-item>
          <text:p text:style-name="P12">Data inicial de afastamento do colaborador no mês;</text:p>
        </text:list-item>
        <text:list-item>
          <text:p text:style-name="P12">Data final de afastamento do colaborador no mês;</text:p>
        </text:list-item>
        <text:list-item>
          <text:p text:style-name="P11">Cargo do colaborador (diretores, estagiários e aprendizes, por exemplo);</text:p>
        </text:list-item>
        <text:list-item>
          <text:p text:style-name="P11">Regras de dias úteis do sindicato vinculado ao colaborador;</text:p>
        </text:list-item>
      </text:list>
      <text:p text:style-name="P10"/>
      <text:p text:style-name="P13">O cálculo do valor do VR de cada colaborador em um determinado mês está em função dos seguintes parâmetros:</text:p>
      <text:list text:style-name="L4">
        <text:list-item>
          <text:p text:style-name="P14">Dias úteis calculados para o colaborador;</text:p>
        </text:list-item>
        <text:list-item>
          <text:p text:style-name="P14">Valor do VR definido pelo sindicato vinculado ao colaborador.</text:p>
        </text:list-item>
      </text:list>
      <text:p text:style-name="P13"/>
      <text:p text:style-name="P6"><text:span text:style-name="T13">Objetivo do Problema:</text:span></text:p>
      <text:p text:style-name="P6"/>
      <text:p text:style-name="P6"><text:tab/><text:span text:style-name="T13">Dada uma lista de colaboradores e um determinado mês, calcular para cada um deles a quantidade de dias úteis e o valor total do VR a ser pago seguindo as regras de exclusão de dias úteis e as regras dos sindicatos vinculados a eles.</text:span></text:p>
      <text:p text:style-name="P6"/>
      <text:p text:style-name="P15">Critérios de Sucesso:</text:p>
      <text:list text:style-name="L5">
        <text:list-item>
          <text:p text:style-name="P16">Calcular exatamente a quantidade exata a ser paga a cada colaborador, evitando o desperdício. Hoje, cada colaborador recebe o valor do VR cheio sem nenhuma exclusão de valores.</text:p>
        </text:list-item>
      </text:list>
      <text:p text:style-name="P15"/>
      <text:p text:style-name="P15"/>
      <text:p text:style-name="P18"><text:soft-page-break/>Calendário de Desenvolvimento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Data </text:p>
          </table:table-cell>
          <table:table-cell table:style-name="Tabela1.B1" office:value-type="string">
            <text:p text:style-name="P2">Descrição</text:p>
          </table:table-cell>
        </table:table-row>
        <table:table-row>
          <table:table-cell table:style-name="Tabela1.A2" office:value-type="string">
            <text:p text:style-name="P2">21/08/25</text:p>
          </table:table-cell>
          <table:table-cell table:style-name="Tabela1.B2" office:value-type="string">
            <text:p text:style-name="P2">Definição do problema, investigação dos dados e preparação dos dados (teoria e prática).</text:p>
          </table:table-cell>
        </table:table-row>
        <table:table-row>
          <table:table-cell table:style-name="Tabela1.A2" office:value-type="string">
            <text:p text:style-name="P2">22/08/25 - 24/08/25</text:p>
          </table:table-cell>
          <table:table-cell table:style-name="Tabela1.B2" office:value-type="string">
            <text:p text:style-name="P2">Definição da estrutura e desenvolvimento do sistema (modelagem e desenvolvimento do agente).</text:p>
          </table:table-cell>
        </table:table-row>
        <table:table-row>
          <table:table-cell table:style-name="Tabela1.A2" office:value-type="string">
            <text:p text:style-name="P2">25/08/25</text:p>
          </table:table-cell>
          <table:table-cell table:style-name="Tabela1.B2" office:value-type="string">
            <text:p text:style-name="P2">Avaliação do Sistema </text:p>
          </table:table-cell>
        </table:table-row>
        <table:table-row>
          <table:table-cell table:style-name="Tabela1.A2" office:value-type="string">
            <text:p text:style-name="P2">26/08/25</text:p>
          </table:table-cell>
          <table:table-cell table:style-name="Tabela1.B2" office:value-type="string">
            <text:p text:style-name="P2">Ajustes Finais e Entrega</text:p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</table:table>
      <text:p text:style-name="P15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05:32:35.538668344</meta:creation-date>
    <meta:generator>LibreOffice/24.2.7.2$Linux_X86_64 LibreOffice_project/420$Build-2</meta:generator>
    <dc:date>2025-08-21T06:21:20.743683865</dc:date>
    <meta:editing-duration>PT48M40S</meta:editing-duration>
    <meta:editing-cycles>11</meta:editing-cycles>
    <meta:document-statistic meta:table-count="1" meta:image-count="0" meta:object-count="0" meta:page-count="3" meta:paragraph-count="46" meta:word-count="636" meta:character-count="3979" meta:non-whitespace-character-count="3407"/>
  </office:meta>
</office:document-meta>
</file>